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2" style:family="graphic" style:parent-style-name="standard">
      <style:graphic-properties draw:fill-color="#1f77b4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4" style:family="graphic" style:parent-style-name="objectwithoutfill">
      <style:graphic-properties svg:stroke-width="0.102cm" svg:stroke-color="#b2b2b2" draw:marker-start="" draw:marker-start-width="0.61cm" draw:marker-end="Arrow" draw:marker-end-width="0.508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35cm"/>
    </style:style>
    <style:style style:name="gr7" style:family="graphic" style:parent-style-name="standard">
      <style:graphic-properties draw:fill="solid" draw:fill-color="#f0ffb4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058cm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10" style:family="graphic" style:parent-style-name="standard">
      <style:graphic-properties draw:fill-color="#669900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11" style:family="graphic" style:parent-style-name="standard">
      <style:graphic-properties draw:fill-color="#996600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96cm"/>
    </style:style>
    <style:style style:name="gr16" style:family="graphic" style:parent-style-name="objectwithoutfill">
      <style:graphic-properties svg:stroke-width="0.356cm" svg:stroke-color="#b2b2b2" draw:marker-start="Arrow" draw:marker-start-width="0.914cm" draw:marker-end="Arrow" draw:marker-end-width="0.914cm" draw:fill="none" draw:textarea-vertical-align="middle" fo:padding-top="0.303cm" fo:padding-bottom="0.303cm" fo:padding-left="0.428cm" fo:padding-right="0.4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4.43cm"/>
    </style:style>
    <style:style style:name="gr18" style:family="graphic" style:parent-style-name="standard">
      <style:graphic-properties draw:fill-color="#3399ff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19" style:family="graphic" style:parent-style-name="standard">
      <style:graphic-properties draw:fill-color="#999999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20" style:family="graphic" style:parent-style-name="standard">
      <style:graphic-properties draw:fill-color="#c5000b" draw:textarea-horizontal-align="justify" draw:textarea-vertical-align="middle" draw:auto-grow-height="false" fo:min-height="0cm" fo:min-width="0cm" draw:shadow="visible" draw:shadow-offset-x="0.203cm" draw:shadow-offset-y="0.203cm" draw:shadow-color="#b2b2b2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34cm"/>
    </style:style>
    <style:style style:name="gr24" style:family="graphic" style:parent-style-name="objectwithoutfill">
      <style:graphic-properties draw:stroke="dash" draw:stroke-dash="Fine_20_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>
      <style:graphic-properties style:protect="size"/>
    </style:style>
    <style:style style:name="gr26" style:family="graphic" style:parent-style-name="objectwithoutfill">
      <style:graphic-properties svg:stroke-width="0.356cm" svg:stroke-color="#b2b2b2" draw:marker-start="" draw:marker-start-width="1.372cm" draw:marker-end="Arrow" draw:marker-end-width="0.914cm" draw:fill="none" draw:textarea-vertical-align="middle" fo:padding-top="0.303cm" fo:padding-bottom="0.303cm" fo:padding-left="0.428cm" fo:padding-right="0.4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079cm"/>
    </style:style>
    <style:style style:name="gr29" style:family="graphic" style:parent-style-name="objectwithoutfill">
      <style:graphic-properties svg:stroke-width="0.356cm" svg:stroke-color="#b2b2b2" draw:marker-start="Arrow" draw:marker-start-width="0.914cm" draw:marker-end="" draw:marker-end-width="0.914cm" draw:fill="none" draw:textarea-vertical-align="middle" fo:padding-top="0.303cm" fo:padding-bottom="0.303cm" fo:padding-left="0.428cm" fo:padding-right="0.428cm"/>
    </style:style>
    <style:style style:name="gr30" style:family="graphic" style:parent-style-name="standard">
      <style:graphic-properties draw:fill="solid" draw:fill-color="#1f77b4" draw:textarea-horizontal-align="justify" draw:textarea-vertical-align="middle" draw:auto-grow-height="false" fo:min-height="0cm" fo:min-width="0cm" draw:shadow="visible" draw:shadow-offset-x="0.203cm" draw:shadow-offset-y="0.203cm" draw:shadow-color="#cccccc"/>
    </style:style>
    <style:style style:name="gr31" style:family="graphic" style:parent-style-name="standard">
      <style:graphic-properties draw:fill-color="#1f77b4" draw:textarea-horizontal-align="justify" draw:textarea-vertical-align="middle" draw:auto-grow-height="false" fo:min-height="0cm" fo:min-width="0cm" draw:shadow="visible" draw:shadow-offset-x="0.203cm" draw:shadow-offset-y="0.203cm" draw:shadow-color="#cccccc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ffffff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xml:id="id12" draw:id="id12" draw:layer="layout" svg:width="8.89cm" svg:height="5.842cm" svg:x="2.286cm" svg:y="7.874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848cm" svg:height="0.356cm" svg:x="2.794cm" svg:y="8.5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2.848cm" svg:height="0.356cm" svg:x="7.566cm" svg:y="8.5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8.712cm" svg:x2="7.566cm" svg:y2="8.712cm" draw:start-shape="id1" draw:start-glue-point="1" draw:end-shape="id2" draw:end-glue-point="3" svg:d="M5642 8712h1924">
          <text:p/>
        </draw:connector>
        <draw:custom-shape draw:style-name="gr2" draw:text-style-name="P1" xml:id="id3" draw:id="id3" draw:layer="layout" svg:width="2.848cm" svg:height="0.356cm" svg:x="2.794cm" svg:y="9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2.848cm" svg:height="0.356cm" svg:x="7.566cm" svg:y="9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9.474cm" svg:x2="7.566cm" svg:y2="9.474cm" draw:start-shape="id3" draw:start-glue-point="1" draw:end-shape="id4" draw:end-glue-point="3" svg:d="M5642 9474h1924">
          <text:p/>
        </draw:connector>
        <draw:custom-shape draw:style-name="gr2" draw:text-style-name="P1" xml:id="id5" draw:id="id5" draw:layer="layout" svg:width="2.848cm" svg:height="0.356cm" svg:x="2.794cm" svg:y="10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2.848cm" svg:height="0.356cm" svg:x="7.566cm" svg:y="10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10.236cm" svg:x2="7.566cm" svg:y2="10.236cm" draw:start-shape="id5" draw:start-glue-point="1" draw:end-shape="id6" draw:end-glue-point="3" svg:d="M5642 10236h1924">
          <text:p/>
        </draw:connector>
        <draw:custom-shape draw:style-name="gr2" draw:text-style-name="P1" xml:id="id7" draw:id="id7" draw:layer="layout" svg:width="2.848cm" svg:height="0.356cm" svg:x="2.794cm" svg:y="10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2.848cm" svg:height="0.356cm" svg:x="7.566cm" svg:y="10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10.998cm" svg:x2="7.566cm" svg:y2="10.998cm" draw:start-shape="id7" draw:start-glue-point="1" draw:end-shape="id8" draw:end-glue-point="3" svg:d="M5642 10998h1924">
          <text:p/>
        </draw:connector>
        <draw:custom-shape draw:style-name="gr2" draw:text-style-name="P1" xml:id="id9" draw:id="id9" draw:layer="layout" svg:width="2.848cm" svg:height="0.356cm" svg:x="2.794cm" svg:y="1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2.848cm" svg:height="0.356cm" svg:x="7.566cm" svg:y="1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642cm" svg:y1="11.76cm" svg:x2="7.566cm" svg:y2="11.76cm" draw:start-shape="id9" draw:start-glue-point="1" draw:end-shape="id10" draw:end-glue-point="3" svg:d="M5642 11760h1924">
          <text:p/>
        </draw:connector>
        <draw:frame draw:style-name="gr5" draw:text-style-name="P2" draw:layer="layout" svg:width="2.225cm" svg:height="1.038cm" svg:x="3.163cm" svg:y="12.346cm">
          <draw:text-box>
            <text:p><text:span text:style-name="T1">Gene</text:span></text:p>
          </draw:text-box>
        </draw:frame>
        <draw:frame draw:style-name="gr6" draw:text-style-name="P2" draw:layer="layout" svg:width="3.635cm" svg:height="1.038cm" svg:x="7.212cm" svg:y="12.324cm">
          <draw:text-box>
            <text:p><text:span text:style-name="T1">Transcript</text:span></text:p>
          </draw:text-box>
        </draw:frame>
        <draw:custom-shape draw:style-name="gr7" draw:text-style-name="P1" xml:id="id11" draw:id="id11" draw:layer="layout" svg:width="8.89cm" svg:height="5.842cm" svg:x="16.786cm" svg:y="7.875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3.558cm" svg:height="1.038cm" svg:x="4.888cm" svg:y="6.55cm">
          <draw:text-box>
            <text:p><text:span text:style-name="T1">Organism</text:span></text:p>
          </draw:text-box>
        </draw:frame>
        <draw:g>
          <draw:custom-shape draw:style-name="gr9" draw:text-style-name="P1" draw:layer="layout" svg:width="1.986cm" svg:height="0.356cm" svg:x="17.598cm" svg:y="8.5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1cm" svg:y="8.5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602cm" svg:y="8.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2" draw:layer="layout" svg:width="2.03cm" svg:height="1.038cm" svg:x="17.69cm" svg:y="12.278cm">
          <draw:text-box>
            <text:p><text:span text:style-name="T1">input</text:span></text:p>
          </draw:text-box>
        </draw:frame>
        <draw:frame draw:style-name="gr13" draw:text-style-name="P2" draw:layer="layout" svg:width="1.658cm" svg:height="1.038cm" svg:x="20.29cm" svg:y="12.278cm">
          <draw:text-box>
            <text:p><text:span text:style-name="T1">+ve</text:span></text:p>
          </draw:text-box>
        </draw:frame>
        <draw:frame draw:style-name="gr14" draw:text-style-name="P2" draw:layer="layout" svg:width="1.48cm" svg:height="1.038cm" svg:x="22.89cm" svg:y="12.278cm">
          <draw:text-box>
            <text:p><text:span text:style-name="T1">-ve</text:span></text:p>
          </draw:text-box>
        </draw:frame>
        <draw:g>
          <draw:custom-shape draw:style-name="gr9" draw:text-style-name="P1" draw:layer="layout" svg:width="1.986cm" svg:height="0.356cm" svg:x="17.59cm" svg:y="9.2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092cm" svg:y="9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594cm" svg:y="9.2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1" draw:layer="layout" svg:width="1.986cm" svg:height="0.356cm" svg:x="17.59cm" svg:y="10.0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092cm" svg:y="10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594cm" svg:y="10.0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1" draw:layer="layout" svg:width="1.986cm" svg:height="0.356cm" svg:x="17.615cm" svg:y="10.7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117cm" svg:y="10.7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619cm" svg:y="10.7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1" draw:layer="layout" svg:width="1.986cm" svg:height="0.356cm" svg:x="17.615cm" svg:y="11.5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1.986cm" svg:height="0.356cm" svg:x="20.117cm" svg:y="11.5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986cm" svg:height="0.356cm" svg:x="22.619cm" svg:y="11.5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2" draw:layer="layout" svg:width="4.46cm" svg:height="1.038cm" svg:x="18.788cm" svg:y="6.55cm">
          <draw:text-box>
            <text:p><text:span text:style-name="T1">Environment</text:span></text:p>
          </draw:text-box>
        </draw:frame>
        <draw:connector draw:style-name="gr16" draw:text-style-name="P1" draw:layer="layout" svg:x1="16.786cm" svg:y1="10.796cm" svg:x2="11.176cm" svg:y2="10.795cm" draw:start-shape="id11" draw:start-glue-point="3" draw:end-shape="id12" draw:end-glue-point="1" svg:d="M16786 10796h-2703v-1h-2907">
          <text:p/>
        </draw:connector>
        <draw:frame draw:style-name="gr17" draw:text-style-name="P2" draw:layer="layout" svg:width="4.93cm" svg:height="1.825cm" svg:x="11.612cm" svg:y="8.689cm">
          <draw:text-box>
            <text:p text:style-name="P1"><text:span text:style-name="T1">environmental</text:span></text:p>
            <text:p text:style-name="P1"><text:span text:style-name="T1">map</text:span></text:p>
          </draw:text-box>
        </draw:frame>
        <draw:g>
          <draw:g>
            <draw:custom-shape draw:style-name="gr18" draw:text-style-name="P1" draw:layer="layout" svg:width="0.66cm" svg:height="0.626cm" svg:x="2.696cm" svg:y="16.3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3.398cm" svg:y="16.38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4.098cm" svg:y="16.38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4.8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8" draw:text-style-name="P1" draw:layer="layout" svg:width="0.66cm" svg:height="0.626cm" svg:x="5.498cm" svg:y="16.38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6.2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6.9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0.66cm" svg:height="0.626cm" svg:x="7.6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9" draw:text-style-name="P1" draw:layer="layout" svg:width="0.66cm" svg:height="0.626cm" svg:x="8.798cm" svg:y="16.38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9.5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0.2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0.9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9" draw:text-style-name="P1" draw:layer="layout" svg:width="0.66cm" svg:height="0.626cm" svg:x="11.6cm" svg:y="16.3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2.3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3.0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0.66cm" svg:height="0.626cm" svg:x="13.704cm" svg:y="16.3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0" draw:text-style-name="P1" draw:layer="layout" svg:width="0.66cm" svg:height="0.626cm" svg:x="14.902cm" svg:y="16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draw:layer="layout" svg:width="0.66cm" svg:height="0.626cm" svg:x="15.604cm" svg:y="16.3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draw:layer="layout" svg:width="0.66cm" svg:height="0.626cm" svg:x="16.304cm" svg:y="16.3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1" draw:layer="layout" svg:width="0.66cm" svg:height="0.626cm" svg:x="17.006cm" svg:y="16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1" draw:text-style-name="P3" draw:layer="layout" svg:width="3.639cm" svg:height="2.612cm" svg:x="3.681cm" svg:y="17.518cm">
            <draw:text-box>
              <text:p text:style-name="P1"><text:span text:style-name="T1">positive</text:span></text:p>
              <text:p text:style-name="P1"><text:span text:style-name="T1">regulatory</text:span><text:span text:style-name="T1"><text:line-break/></text:span><text:span text:style-name="T1">element</text:span></text:p>
            </draw:text-box>
          </draw:frame>
          <draw:frame draw:style-name="gr22" draw:text-style-name="P3" draw:layer="layout" svg:width="3.639cm" svg:height="3.12cm" svg:x="9.782cm" svg:y="17.518cm">
            <draw:text-box>
              <text:p text:style-name="P1"><text:span text:style-name="T1">negative</text:span></text:p>
              <text:p text:style-name="P1"><text:span text:style-name="T1">regulatory</text:span><text:span text:style-name="T1"><text:line-break/></text:span><text:span text:style-name="T1">element</text:span></text:p>
            </draw:text-box>
          </draw:frame>
          <draw:frame draw:style-name="gr22" draw:text-style-name="P3" draw:layer="layout" svg:width="3.639cm" svg:height="3.12cm" svg:x="14.683cm" svg:y="17.518cm">
            <draw:text-box>
              <text:p text:style-name="P1"><text:span text:style-name="T1">'coding' segment</text:span></text:p>
            </draw:text-box>
          </draw:frame>
        </draw:g>
        <draw:custom-shape draw:style-name="gr1" draw:text-style-name="P1" draw:layer="layout" svg:width="1.778cm" svg:height="1.27cm" svg:x="2.032cm" svg:y="1.778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8cm" svg:height="1.27cm" svg:x="2.734cm" svg:y="2.58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8cm" svg:height="1.27cm" svg:x="4.136cm" svg:y="0.982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8cm" svg:height="1.27cm" svg:x="5.436cm" svg:y="2.582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778cm" svg:height="1.27cm" svg:x="4.836cm" svg:y="3.482cm">
          <text:p/>
          <draw:enhanced-geometry svg:viewBox="0 0 21600 21600" draw:path-stretchpoint-x="10800" draw:path-stretchpoint-y="10800" draw:text-areas="?f3 ?f4 ?f5 ?f6" draw:type="round-rectangle" draw:modifiers="1338.387520046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" draw:layer="layout" svg:width="3.834cm" svg:height="1.038cm" svg:x="7.112cm" svg:y="1.016cm">
          <draw:text-box>
            <text:p><text:span text:style-name="T1">Population</text:span></text:p>
          </draw:text-box>
        </draw:frame>
        <draw:line draw:style-name="gr24" draw:text-style-name="P3" draw:layer="layout" svg:x1="4.836cm" svg:y1="3.482cm" svg:x2="2.286cm" svg:y2="8.128cm">
          <text:p/>
        </draw:line>
        <draw:line draw:style-name="gr24" draw:text-style-name="P3" draw:layer="layout" svg:x1="6.614cm" svg:y1="3.482cm" svg:x2="10.922cm" svg:y2="7.874cm">
          <text:p/>
        </draw:line>
        <draw:line draw:style-name="gr24" draw:text-style-name="P3" draw:layer="layout" svg:x1="2.794cm" svg:y1="11.582cm" svg:x2="2.696cm" svg:y2="16.384cm">
          <text:p/>
        </draw:line>
        <draw:line draw:style-name="gr24" draw:text-style-name="P3" draw:layer="layout" svg:x1="5.642cm" svg:y1="11.582cm" svg:x2="17.666cm" svg:y2="16.394cm">
          <text:p/>
        </draw:lin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onnector draw:style-name="gr26" draw:text-style-name="P1" draw:layer="layout" draw:line-skew="-3.056cm" svg:x1="19.403cm" svg:y1="9.444cm" svg:x2="3.891cm" svg:y2="10.206cm" draw:start-shape="id13" draw:start-glue-point="0" draw:end-shape="id14" draw:end-glue-point="0" svg:d="M19403 9444v-3556h-15512v4318">
          <text:p/>
        </draw:connector>
        <draw:frame draw:style-name="gr27" draw:text-style-name="P2" draw:layer="layout" svg:width="3.402cm" svg:height="1.038cm" svg:x="10.072cm" svg:y="4.612cm">
          <draw:text-box>
            <text:p><text:span text:style-name="T1">Selection</text:span></text:p>
          </draw:text-box>
        </draw:frame>
        <draw:frame draw:style-name="gr28" draw:text-style-name="P2" xml:id="id16" draw:id="id16" draw:layer="layout" svg:width="4.579cm" svg:height="1.038cm" svg:x="7.137cm" svg:y="9.46cm">
          <draw:text-box>
            <text:p><text:span text:style-name="T1">Transcription</text:span></text:p>
          </draw:text-box>
        </draw:frame>
        <draw:connector draw:style-name="gr26" draw:text-style-name="P1" draw:layer="layout" draw:line-skew="-1.294cm" svg:x1="14.127cm" svg:y1="10.206cm" svg:x2="9.426cm" svg:y2="9.46cm" draw:start-shape="id15" draw:start-glue-point="0" draw:end-shape="id16" draw:end-glue-point="0" svg:d="M14127 10206v-2540h-4701v1794">
          <text:p/>
        </draw:connector>
        <draw:frame draw:style-name="gr27" draw:text-style-name="P2" draw:layer="layout" svg:width="2.775cm" svg:height="1.038cm" svg:x="10.371cm" svg:y="6.396cm">
          <draw:text-box>
            <text:p><text:span text:style-name="T1">Control</text:span></text:p>
          </draw:text-box>
        </draw:frame>
        <draw:connector draw:style-name="gr29" draw:text-style-name="P1" draw:layer="layout" svg:x1="11.714cm" svg:y1="10.841cm" svg:x2="6.304cm" svg:y2="10.841cm" draw:start-shape="id15" draw:start-glue-point="3" draw:end-shape="id14" draw:end-glue-point="1" svg:d="M11714 10841h-5410">
          <text:p/>
        </draw:connector>
        <draw:connector draw:style-name="gr16" draw:text-style-name="P1" draw:layer="layout" svg:x1="21.874cm" svg:y1="10.841cm" svg:x2="16.54cm" svg:y2="10.841cm" draw:start-shape="id17" draw:start-glue-point="3" draw:end-shape="id15" draw:end-glue-point="1" svg:d="M21874 10841h-5334">
          <text:p/>
        </draw:connector>
        <draw:frame draw:style-name="gr27" draw:text-style-name="P2" xml:id="id13" draw:id="id13" draw:layer="layout" svg:width="3.402cm" svg:height="1.038cm" svg:x="17.702cm" svg:y="9.444cm">
          <draw:text-box>
            <text:p text:style-name="P1"><text:span text:style-name="T1">Fitness</text:span></text:p>
          </draw:text-box>
        </draw:frame>
        <draw:frame draw:style-name="gr14" draw:text-style-name="P2" xml:id="id18" draw:id="id18" draw:layer="layout" svg:width="1.48cm" svg:height="1.038cm" svg:x="8.664cm" svg:y="10.46cm">
          <draw:text-box>
            <text:p><text:span text:style-name="T1"><text:s text:c="5"/></text:span></text:p>
          </draw:text-box>
        </draw:frame>
        <draw:connector draw:style-name="gr26" draw:text-style-name="P1" draw:layer="layout" draw:line-skew="1.51cm" svg:x1="24.287cm" svg:y1="11.476cm" svg:x2="9.404cm" svg:y2="11.498cm" draw:start-shape="id17" draw:start-glue-point="2" draw:end-shape="id18" draw:end-glue-point="2" svg:d="M24287 11476v2215h-14883v-2193">
          <text:p/>
        </draw:connector>
        <draw:frame draw:style-name="gr27" draw:text-style-name="P3" draw:layer="layout" svg:width="5.942cm" svg:height="1.038cm" svg:x="13.618cm" svg:y="13.902cm">
          <draw:text-box>
            <text:p text:style-name="P1"><text:span text:style-name="T1">Sensing / Control</text:span></text:p>
          </draw:text-box>
        </draw:frame>
        <draw:custom-shape draw:style-name="gr30" draw:text-style-name="P5" xml:id="id17" draw:id="id17" draw:layer="layout" svg:width="4.826cm" svg:height="1.27cm" svg:x="21.874cm" svg:y="10.206cm">
          <text:p text:style-name="P1"><text:span text:style-name="T2">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xml:id="id15" draw:id="id15" draw:layer="layout" svg:width="4.826cm" svg:height="1.27cm" svg:x="11.714cm" svg:y="10.206cm">
          <text:p text:style-name="P1"><text:span text:style-name="T2">Pheno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xml:id="id14" draw:id="id14" draw:layer="layout" svg:width="4.826cm" svg:height="1.27cm" svg:x="1.478cm" svg:y="10.206cm">
          <text:p text:style-name="P1"><text:span text:style-name="T2">Geno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5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co Borriello</meta:initial-creator>
    <meta:creation-date>2020-12-27T09:34:28</meta:creation-date>
    <meta:editing-duration>PT45M44S</meta:editing-duration>
    <meta:editing-cycles>5</meta:editing-cycles>
    <dc:date>2021-03-22T14:42:48</dc:date>
    <dc:creator>Enric Borriello</dc:creator>
    <meta:generator>OpenOffice/4.1.2$Unix OpenOffice.org_project/412m3$Build-9782</meta:generator>
    <meta:document-statistic meta:object-count="124"/>
  </office:meta>
</office:document-meta>
</file>